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c652e"/>
    </style:style>
    <style:style style:name="P2" style:family="paragraph" style:parent-style-name="Standard">
      <style:text-properties officeooo:rsid="000c652e" officeooo:paragraph-rsid="000c652e"/>
    </style:style>
    <style:style style:name="P3" style:family="paragraph" style:parent-style-name="Standard">
      <style:text-properties fo:font-style="italic" officeooo:rsid="000c652e" officeooo:paragraph-rsid="000c652e" style:font-style-asian="italic" style:font-style-complex="italic"/>
    </style:style>
    <style:style style:name="P4" style:family="paragraph" style:parent-style-name="Standard">
      <style:text-properties fo:font-style="italic" officeooo:rsid="000d2624" officeooo:paragraph-rsid="000d2624" style:font-style-asian="italic" style:font-style-complex="italic"/>
    </style:style>
    <style:style style:name="P5" style:family="paragraph" style:parent-style-name="Standard">
      <style:text-properties fo:font-style="italic" officeooo:rsid="000eb62b" officeooo:paragraph-rsid="000eb62b" style:font-style-asian="italic" style:font-style-complex="italic"/>
    </style:style>
    <style:style style:name="P6" style:family="paragraph" style:parent-style-name="Standard">
      <style:text-properties fo:font-style="italic" officeooo:rsid="000f18d9" officeooo:paragraph-rsid="000f18d9" style:font-style-asian="italic" style:font-style-complex="italic"/>
    </style:style>
    <style:style style:name="P7" style:family="paragraph" style:parent-style-name="Standard">
      <style:text-properties fo:font-style="italic" officeooo:rsid="0010a266" officeooo:paragraph-rsid="0010a266" style:font-style-asian="italic" style:font-style-complex="italic"/>
    </style:style>
    <style:style style:name="P8" style:family="paragraph" style:parent-style-name="Standard">
      <style:text-properties fo:font-style="italic" officeooo:rsid="001426d4" officeooo:paragraph-rsid="001426d4" style:font-style-asian="italic" style:font-style-complex="italic"/>
    </style:style>
    <style:style style:name="P9" style:family="paragraph" style:parent-style-name="Standard">
      <style:text-properties fo:font-style="italic" style:text-underline-style="none" fo:font-weight="normal" officeooo:rsid="0012760c" officeooo:paragraph-rsid="0012760c" style:font-style-asian="italic" style:font-weight-asian="normal" style:font-style-complex="italic" style:font-weight-complex="normal"/>
    </style:style>
    <style:style style:name="P10" style:family="paragraph" style:parent-style-name="Standard">
      <style:text-properties officeooo:rsid="000d2624" officeooo:paragraph-rsid="000d2624"/>
    </style:style>
    <style:style style:name="P11" style:family="paragraph" style:parent-style-name="Standard">
      <style:text-properties officeooo:rsid="000eb62b" officeooo:paragraph-rsid="000eb62b"/>
    </style:style>
    <style:style style:name="P12" style:family="paragraph" style:parent-style-name="Standard">
      <style:text-properties style:text-underline-style="solid" style:text-underline-width="auto" style:text-underline-color="font-color" fo:font-weight="bold" officeooo:rsid="000d2624" officeooo:paragraph-rsid="000d2624"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0c652e" style:font-weight-asian="bold" style:font-weight-complex="bold"/>
    </style:style>
    <style:style style:name="P14" style:family="paragraph" style:parent-style-name="Standard">
      <style:text-properties style:text-underline-style="solid" style:text-underline-width="auto" style:text-underline-color="font-color" fo:font-weight="bold" officeooo:rsid="000fa95d" officeooo:paragraph-rsid="000fa95d" style:font-weight-asian="bold" style:font-weight-complex="bold"/>
    </style:style>
    <style:style style:name="P15" style:family="paragraph" style:parent-style-name="Standard">
      <style:text-properties officeooo:rsid="000f18d9" officeooo:paragraph-rsid="000f18d9"/>
    </style:style>
    <style:style style:name="P16" style:family="paragraph" style:parent-style-name="Standard">
      <style:text-properties officeooo:rsid="0010a266" officeooo:paragraph-rsid="0010a266"/>
    </style:style>
    <style:style style:name="P17" style:family="paragraph" style:parent-style-name="Standard">
      <style:text-properties officeooo:rsid="0012760c" officeooo:paragraph-rsid="0010a266"/>
    </style:style>
    <style:style style:name="P18" style:family="paragraph" style:parent-style-name="Standard">
      <style:text-properties style:text-underline-style="none" fo:font-weight="normal" officeooo:rsid="0012760c" officeooo:paragraph-rsid="0012760c" style:font-weight-asian="normal" style:font-weight-complex="normal"/>
    </style:style>
    <style:style style:name="P19" style:family="paragraph" style:parent-style-name="Standard">
      <style:text-properties style:text-underline-style="none" fo:font-weight="normal" officeooo:rsid="001491e8" officeooo:paragraph-rsid="001491e8" style:font-weight-asian="normal" style:font-weight-complex="normal"/>
    </style:style>
    <style:style style:name="P20" style:family="paragraph" style:parent-style-name="Standard">
      <style:text-properties officeooo:rsid="001426d4" officeooo:paragraph-rsid="001426d4"/>
    </style:style>
    <style:style style:name="P21" style:family="paragraph" style:parent-style-name="Standard" style:list-style-name="L1">
      <style:text-properties officeooo:rsid="000c652e" officeooo:paragraph-rsid="000c652e"/>
    </style:style>
    <style:style style:name="P22" style:family="paragraph" style:parent-style-name="Standard">
      <style:text-properties fo:font-style="italic" officeooo:rsid="000d2624" officeooo:paragraph-rsid="001595cf" style:font-style-asian="italic" style:font-style-complex="italic"/>
    </style:style>
    <style:style style:name="T1" style:family="text">
      <style:text-properties officeooo:rsid="000eb62b"/>
    </style:style>
    <style:style style:name="T2" style:family="text">
      <style:text-properties officeooo:rsid="000fa95d"/>
    </style:style>
    <style:style style:name="T3" style:family="text">
      <style:text-properties officeooo:rsid="0010a266"/>
    </style:style>
    <style:style style:name="T4" style:family="text">
      <style:text-properties officeooo:rsid="0012760c"/>
    </style:style>
    <style:style style:name="T5" style:family="text">
      <style:text-properties officeooo:rsid="00129dc9"/>
    </style:style>
    <style:style style:name="T6" style:family="text">
      <style:text-properties officeooo:rsid="001491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Framework</text:p>
      <text:p text:style-name="P1"/>
      <text:p text:style-name="P2">Framework differs from Executive in several fundamental ways :</text:p>
      <text:p text:style-name="P2"/>
      <text:list xml:id="list5274815777999174365" text:style-name="L1">
        <text:list-item>
          <text:p text:style-name="P21">The system maintains a list of classes and is responsible for instantiating them and creating subclasses.</text:p>
        </text:list-item>
        <text:list-item>
          <text:p text:style-name="P21">The objects are simply a big pile of objects. </text:p>
        </text:list-item>
        <text:list-item>
          <text:p text:style-name="P21">They are grouped together only using tags and similar, they are not grouped by Executive. So an object can talk to a different object.</text:p>
        </text:list-item>
        <text:list-item>
          <text:p text:style-name="P21">The Executive is an object in itself and a wrapper for a collection.</text:p>
        </text:list-item>
      </text:list>
      <text:p text:style-name="P2"/>
      <text:p text:style-name="P3">&lt;void&gt; Framework:registerClass(className &lt;string&gt;, classPrototype &lt;object&gt;)</text:p>
      <text:p text:style-name="P3"/>
      <text:p text:style-name="P2">Register a class under the given class name (this uses the aaa.bbb.999 type format and is case insensitive) using the given prototype. The prototype should include a constructor method which takes a single parameter with its setup data (missing one generates a warning), and a destructor method.</text:p>
      <text:p text:style-name="P2"/>
      <text:p text:style-name="P4">&lt;object&gt; Framework:createClass(className &lt;string&gt;, [ superClass &lt;object&gt;])</text:p>
      <text:p text:style-name="P4"/>
      <text:p text:style-name="P10">Creates and registers a new class with the given name (same format as above), returning the object prototype which can be decorated with methods, values as normal. A superclass can be defined for the class, which sets the metatable in the object prototype.</text:p>
      <text:p text:style-name="P10"/>
      <text:p text:style-name="P4">&lt;object&gt; Framework:new(className &lt;string/object&gt;, [data &lt;table&gt;])</text:p>
      <text:p text:style-name="P10"/>
      <text:p text:style-name="P10">Creates a new object of the given class (either by name or prototype object). This creates a new object, using the prototype object as its metatable. The object is decorated with members which provides all of the objects functionality, this is maintained as an element Framework:ObjectMembers which can be added to. <text:span text:style-name="T1">These are checked for collisions (so the code can be reused in the Framework method). </text:span>These are methods like sendMessage which are described later on. A table __frameworkData is added to the object as well which provides references where needed. The object is marked as alive. The object is automatically tagged as “frameworkObject”, this index thus contains a reference to every single object. <text:s/>Once this decoration is complete, and the object methods are usable, the constructor is called.</text:p>
      <text:p text:style-name="P10"/>
      <text:p text:style-name="P4">&lt;object&gt; Framework:delete(object &lt;object&gt;)</text:p>
      <text:p text:style-name="P4"/>
      <text:p text:style-name="P10">Firstly, this calls the objects destructor, if it exists, then it removes all its entries from its tagging indices, checking that it was tagged as “frameworkObject”. The object is then marked as dead. </text:p>
      <text:p text:style-name="P10"/>
      <text:p text:style-name="P22">&lt;object&gt; Framework:convert(object &lt;object&gt;, [data &lt;table&gt;])</text:p>
      <text:p text:style-name="P4"/>
      <text:p text:style-name="P10">This is a variant of the constructor used for mixins – if you wish to use a Corona or other external object as a framework object without an adaptor. It has pretty much the same functionality as the new method, <text:s/><text:span text:style-name="T1">except it uses a currently existing object rather than a new object with an optional metatable.</text:span></text:p>
      <text:p text:style-name="P10"/>
      <text:p text:style-name="P5">&lt;void&gt; Framework:addObjectMethod(methodName &lt;string&gt;, methodEntity &lt;?&gt;) </text:p>
      <text:p text:style-name="P5"/>
      <text:p text:style-name="P11">Adds a value, table or function (usually the latter) to the Framework:ObjectMembers table.</text:p>
      <text:p text:style-name="P11"/>
      <text:p text:style-name="P5"><text:soft-page-break/>&lt;void&gt; Framework:tag(object &lt;object&gt;,tagName &lt;string&gt;, command &lt;number&gt;)</text:p>
      <text:p text:style-name="P5"/>
      <text:p text:style-name="P11">Add or remove a tag from an object. Should check the object exists, and that the state does not previously exist. Duplicate addition should be a warning, Removing of nonexistent tags should be an error. Legal tag names are sequences of alphanumeric characters and are not case sensitive.</text:p>
      <text:p text:style-name="P11"/>
      <text:p text:style-name="P6">&lt;number&gt;,&lt;table&gt; Framework:query(query &lt;string&gt;)</text:p>
      <text:p text:style-name="P6"/>
      <text:p text:style-name="P15">Evaluate a query, which is a collection of tags. Returns all the objects with all those tags. If query is nil or an empty string, then it returns everything tagged 'frameworkObject' (e.g. everything). <text:span text:style-name="T2">Fast for one or zero tag queries, much slower for multiple tag queries, potentially. Returns two values, the number of objects satisfying the query and a table (key and value both object) containing the objects that match. Note that as queries can result in objects being deleted,</text:span></text:p>
      <text:p text:style-name="P15"/>
      <text:p text:style-name="P8">&lt;void&gt; Framework:perform(objectTable &lt;table&gt;, method &lt;string&gt;, [p1,p2,p3])</text:p>
      <text:p text:style-name="P8"/>
      <text:p text:style-name="P20">Calls the named method on all objects in the table (note, hash not an array) with up to three parameters. The parameters are done this way to avoid unpack() which is present in the executive equivalent.</text:p>
      <text:p text:style-name="P20"/>
      <text:p text:style-name="P12">Object me<text:span text:style-name="T6">thods/members</text:span></text:p>
      <text:p text:style-name="P12"/>
      <text:p text:style-name="P19">Most object members and methods are short hooks to Framework methods.</text:p>
      <text:p text:style-name="P19"/>
      <text:p text:style-name="P4">&lt;boolean&gt; OBJECT:isAlive() </text:p>
      <text:p text:style-name="P4"/>
      <text:p text:style-name="P10">Returns true if the object is actually alive, <text:span text:style-name="T3">i.e. has not been deleted.</text:span></text:p>
      <text:p text:style-name="P10"/>
      <text:p text:style-name="P4">&lt;void&gt; OBJECT:delete() </text:p>
      <text:p text:style-name="P4"/>
      <text:p text:style-name="P10"><text:span text:style-name="T6">L</text:span>inks to Framework:delete(). </text:p>
      <text:p text:style-name="P10"/>
      <text:p text:style-name="P6">&lt;void&gt; OBJECT:tag(tags &lt;string&gt;)</text:p>
      <text:p text:style-name="P6"/>
      <text:p text:style-name="P15">Add or subtract tags from object, tags is a sequence of tags seperated by commas to add, or remove if preceded by a – sign.</text:p>
      <text:p text:style-name="P15"/>
      <text:p text:style-name="P7">&lt;number&gt;,&lt;table&gt; OBJECT:query(query&lt;string&gt;)</text:p>
      <text:p text:style-name="P7"/>
      <text:p text:style-name="P16">Same as Framework:query.</text:p>
      <text:p text:style-name="P17"/>
      <text:p text:style-name="P10"><text:span text:style-name="T4">TODO:</text:span>Messages</text:p>
      <text:p text:style-name="P10"><text:span text:style-name="T4">TODO:</text:span>Timers</text:p>
      <text:p text:style-name="P10"/>
      <text:p text:style-name="P14">Object required handlers</text:p>
      <text:p text:style-name="P14"/>
      <text:p text:style-name="P9">&lt;void&gt; <text:span text:style-name="T5">OBJECT:</text:span>onEnterFrame(deltaTime &lt;number&gt;, currentTime &lt;number&gt;)</text:p>
      <text:p text:style-name="P9"/>
      <text:p text:style-name="P18">Any object tagged “enterFrameHandler” receives a call to onEnterFrame, passing an elapsed time and current time (both in secon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07:15:29.055148000</meta:creation-date>
    <dc:date>2014-07-15T15:29:08.272202000</dc:date>
    <meta:editing-duration>PT4H27M36S</meta:editing-duration>
    <meta:editing-cycles>14</meta:editing-cycles>
    <meta:generator>LibreOffice/4.2.5.2$MacOSX_X86_64 LibreOffice_project/61cb170a04bb1f12e77c884eab9192be736ec5f5</meta:generator>
    <meta:document-statistic meta:table-count="0" meta:image-count="0" meta:object-count="0" meta:page-count="2" meta:paragraph-count="39" meta:word-count="698" meta:character-count="4649" meta:non-whitespace-character-count="3984"/>
  </office:meta>
</office:document-meta>
</file>